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BC000000DF5EE830D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Verdana" svg:font-family="Verdana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 style:master-page-name="">
      <style:paragraph-properties fo:margin-left="7.001cm" fo:margin-right="0cm" fo:text-align="start" style:justify-single-word="false" fo:text-indent="0cm" style:auto-text-indent="false" style:page-number="auto" fo:break-before="auto" fo:break-after="auto"/>
    </style:style>
    <style:style style:name="P7" style:family="paragraph" style:parent-style-name="Standard" style:master-page-name="">
      <style:paragraph-properties fo:margin-left="7.001cm" fo:margin-right="0cm" fo:text-align="start" style:justify-single-word="false" fo:text-indent="0cm" style:auto-text-indent="false" style:page-number="auto"/>
      <style:text-properties style:use-window-font-color="true" style:font-name="Verdana1" fo:font-size="11pt" fo:background-color="transparent" style:font-size-asian="10pt" style:font-size-complex="10pt"/>
    </style:style>
    <style:style style:name="P8" style:family="paragraph" style:parent-style-name="Table_20_Contents">
      <style:paragraph-properties fo:margin-left="7.001cm" fo:margin-right="0cm" fo:text-align="start" style:justify-single-word="false" fo:text-indent="0cm" style:auto-text-indent="false"/>
      <style:text-properties style:use-window-font-color="true" style:font-name="Verdana1" fo:font-size="11pt" fo:language="zxx" fo:country="none" fo:background-color="transparent" style:font-size-asian="10pt" style:language-asian="zxx" style:country-asian="none" style:font-size-complex="10pt"/>
    </style:style>
    <style:style style:name="P9" style:family="paragraph" style:parent-style-name="Table_20_Contents">
      <style:paragraph-properties fo:margin-left="7.001cm" fo:margin-right="0cm" fo:text-align="start" style:justify-single-word="false" fo:text-indent="0cm" style:auto-text-indent="false" style:snap-to-layout-grid="false"/>
      <style:text-properties style:use-window-font-color="true" style:font-name="Verdana1" fo:font-size="11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/>
      <style:text-properties style:use-window-font-color="true" style:font-name="Verdana1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 style:master-page-name="Standard">
      <style:paragraph-properties fo:margin-left="7.001cm" fo:margin-right="0cm" fo:margin-top="0cm" fo:margin-bottom="1cm" fo:text-align="justify" style:justify-single-word="false" fo:text-indent="0cm" style:auto-text-indent="false" style:page-number="auto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 style:list-style-name="L1">
      <style:paragraph-properties fo:margin-left="1cm" fo:margin-right="0cm" fo:text-align="start" style:justify-single-word="false" fo:text-indent="0cm" style:auto-text-indent="false"/>
    </style:style>
    <style:style style:name="T1" style:family="text">
      <style:text-properties style:use-window-font-color="true" style:font-name="Verdana1" fo:font-size="11pt" fo:background-color="transparent" style:font-size-asian="11pt" style:font-size-complex="11pt"/>
    </style:style>
    <style:style style:name="T2" style:family="text">
      <style:text-properties style:use-window-font-color="true"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style:use-window-font-color="true" style:font-name="Verdana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personne_qual" text:name="personne_qual"/>
        <text:user-field-decl office:value-type="string" office:string-value="personne_prenom" text:name="personne_prenom"/>
        <text:user-field-decl office:value-type="string" office:string-value="personne_nom" text:name="personne_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personne_nir" text:name="personne_nir"/>
        <text:user-field-decl office:value-type="string" office:string-value="dossier_rsa_numdemrsa" text:name="dossier_rsa_numdemrsa"/>
        <text:user-field-decl office:value-type="string" office:string-value="structurereferente_lib_struc" text:name="structurereferente_lib_struc"/>
        <text:user-field-decl office:value-type="string" office:string-value="structurereferente_num_voie" text:name="structurereferente_num_voie"/>
        <text:user-field-decl office:value-type="string" office:string-value="structurereferente_type_voie" text:name="structurereferente_type_voie"/>
        <text:user-field-decl office:value-type="string" office:string-value="structurereferente_nom_voie" text:name="structurereferente_nom_voie"/>
        <text:user-field-decl office:value-type="string" office:string-value="structurereferente_code_postal" text:name="structurereferente_code_postal"/>
        <text:user-field-decl office:value-type="string" office:string-value="structurereferente_ville" text:name="structurereferente_ville"/>
        <text:user-field-decl office:value-type="string" office:string-value="" text:name="dossier_numdemrsa"/>
      </text:user-field-decls>
      <text:p text:style-name="P14">Le <text:date style:data-style-name="N37" text:date-value="2010-01-29T15:25:25">29/01/10</text:date></text:p>
      <text:p text:style-name="P6"><text:span text:style-name="T1"><text:user-field-get text:name="personne_qual">personne_qual</text:user-field-get></text:span><text:span text:style-name="T1"> </text:span><text:span text:style-name="T1"><text:user-field-get text:name="personne_prenom">personne_prenom</text:user-field-get></text:span><text:span text:style-name="T1"> </text:span><text:span text:style-name="T1"><text:user-field-get text:name="personne_nom">personne_nom</text:user-field-get></text:span></text:p>
      <text:p text:style-name="P7"/>
      <text:p text:style-name="P8"><text:user-field-get text:name="adresse_numvoie"/> <text:user-field-get text:name="adresse_libtypevoie"/> <text:user-field-get text:name="adresse_nomvoie"/></text:p>
      <text:p text:style-name="P8"><text:user-field-get text:name="adresse_complideadr"/></text:p>
      <text:p text:style-name="P9"><text:user-field-get text:name="adresse_codepos"/> <text:user-field-get text:name="adresse_nomcom"/></text:p>
      <text:p text:style-name="P10"/>
      <text:p text:style-name="P4">N° NIR (Sécu) : <text:user-field-get text:name="personne_nir">personne_nir</text:user-field-get></text:p>
      <text:p text:style-name="P4">N° de dossier RSA : <text:user-field-get text:name="dossier_numdemrsa"/></text:p>
      <text:p text:style-name="P3"/>
      <text:p text:style-name="P3"/>
      <text:p text:style-name="P3"/>
      <text:p text:style-name="P11"><text:user-field-get text:name="personne_qual">personne_qual</text:user-field-get></text:p>
      <text:p text:style-name="P3"/>
      <text:p text:style-name="P4">Suite à notre entretien de ce jour, nous transmettons votre demande d'allocation de Revenu de Solidarité Active (RSA) à l’organisme en charge du paiement. Celle-ci sera examinée en lien avec les services du Conseil Général.</text:p>
      <text:p text:style-name="P4"/>
      <text:p text:style-name="P4">Si l'ouverture du droit au RSA vous est accordée, nous vous confirmons que l’organisme qui sera chargé de votre suivi sera Pôle Emploi,</text:p>
      <text:p text:style-name="P4"/>
      <text:p text:style-name="P4">Vous devrez vous inscrire au plus tard dans le mois qui suit la notification du droit RSA, comme demandeur d'emploi</text:p>
      <text:p text:style-name="P4"/>
      <text:list xml:id="list1441201017" text:style-name="L1">
        <text:list-item>
          <text:p text:style-name="P15"><text:span text:style-name="T2">en composant par téléphone le </text:span><text:span text:style-name="T3">39 49</text:span></text:p>
        </text:list-item>
        <text:list-item>
          <text:p text:style-name="P15"><text:span text:style-name="T2">en vous connectant sur le site </text:span><text:span text:style-name="T3">pole-emploi.fr</text:span></text:p>
        </text:list-item>
      </text:list>
      <text:p text:style-name="P4"/>
      <text:p text:style-name="P4">Vous serez convoqué et en référence à la loi sur le Revenu de Solidarité Active, vous devrez vous présenter et répondre aux convocations qui vous seront fixées.</text:p>
      <text:p text:style-name="P4"/>
      <text:p text:style-name="P5">L’agent d’orient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Verdana" svg:font-family="Verdana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Verdana" fo:font-size="11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itre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égende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Police_20_par_20_défaut" style:display-name="Police par défaut" style:family="text"/>
    <style:style style:name="Police_20_par_20_défaut2" style:display-name="Police par défaut2" style:family="text"/>
    <style:style style:name="Police_20_par_20_défaut1" style:display-name="Police par défaut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justify" style:justify-single-word="false"/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s2" text:anchor-type="as-char" svg:width="4.431cm" svg:height="4.318cm" draw:z-index="0"><draw:image xlink:href="Pictures/10000200000000BC000000DF5EE830D9.png" xlink:type="simple" xlink:show="embed" xlink:actuate="onLoad"/></draw:frame></text:p>
      </style:header>
      <style:footer>
        <text:p text:style-name="MP2">Si vous contestez ces faits vous disposez d’un délai de 2 mois à compter de la date de réception de cette notification pour formuler un recours gracieux par courrier adressé au Président du Conseil Général Mission rSa <text:s/>25, rue petite la Monnaie, 66000 Perpignan.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Modèle 1 : Orientation CG ou MSA</dc:title>
    <meta:initial-creator>Administrateur</meta:initial-creator>
    <meta:creation-date>2009-05-07T12:55:00</meta:creation-date>
    <dc:date>2010-01-29T15:25:25</dc:date>
    <meta:print-date>2009-05-07T13:04:00</meta:print-date>
    <meta:editing-cycles>12</meta:editing-cycles>
    <meta:editing-duration>PT01H31M28S</meta:editing-duration>
    <meta:document-statistic meta:table-count="0" meta:image-count="1" meta:object-count="0" meta:page-count="1" meta:paragraph-count="17" meta:word-count="183" meta:character-count="1123"/>
    <meta:user-defined meta:name="Info 1"/>
    <meta:user-defined meta:name="Info 2"/>
    <meta:user-defined meta:name="Info 3"/>
    <meta:user-defined meta:name="Info 4"/>
  </office:meta>
</office:document-meta>
</file>